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What about a star that has exploded? A Super nova- that threatens to wipe out all of humanity, but the corp doesn't think about that. Only about itself.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ext:soft-page-break/>the planet and alive- humanity goes extinct as does all major life on earth. <text:line-break/><text:lin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ext:s/>The norse show up being pushed by the hantonese. The compaany sees this as a great opportunity and works very had on corrupting and integrating them both. Corparate debt, horrible slavery, and all kinds of stuff on them. See the 400 ad invasion of the GOTHS- <text:s/>They finally have enough and say FUCK IT and go on a rampage. They take control of most of the levers of power- <text:soft-page-break/>but this is just them furthur integrating themselves. <text:s/>and build huge power bases within the existing system. This becomes the major powerblock and the group that the narcisistic character comes from. They take to the ai system quite well and become pioneers in new lands parts of the banking systems etc. The AI cannot handle true war. It isn't good for business. It wasn't toy war. Realizes it has to keep this in check and does so with rampant capitalism and drugs, etc. Keeps a small portion of the norse in a state of deprivation etc. if it ever needed a real fixer. <text:line-break/><text:line-break/>I don't want the AI to be a tendril- matrix like system but more like the memes and ideas. Capitalism is all around us but it didn't need a network of like wires and spies and such. It was taught to us in every interaction of school and work etc. you can't touch it. You cannot see it. It isn't on the elemental chart. <text:line-break/><text:line-break/>Also these ai shouldn't seem infalable or over archingly powerful. They are faulty. Like capitalism there are huge swaths of the population it cannot serve. Massive crashes. Obvious faults in the system. People think it is insanely pwoerful and it is good to have it at the helm but in reality it fucks lots of shit up. <text:line-break/><text:line-break/>How has it acomplished all the things it has done then? By owning science. The rational discovery of humanity. Also by technology. Tech is amazing. But amoral. <text:line-break/><text:line-break/>The hantonese are weakened by attacks from mercenary norse- but they do a fantastic job of conqouring massive amounts of the planetary systems- <text:s/>AND THEY KEEP THE YASA. They are never corrupted. They do not sell out their AI- but grandfather is foolish enough to not be protecting the leadership systems- he distroys the protections and lets internal strife happen- which causes the hantonese to weaken and fight among themselves- if they could have kept a unified front they would have been in good shapeThey are never materially conquored- only their ownership is taken from their ruling bodies and they are made traders and surfs. <text:s/>Here is where we meet the hantonese as it sits now. Where as the norse went direct to the fountains of power and integrated- the hantonese tried to say independent and still chafe at the collars put around their necks. The norse put them on thinking having the fanciest collar made the top dog.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soft-pag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HE HANTONESE</text:p>
      <text:p text:style-name="Standard"/>
      <text:p text:style-name="Standard">THE POPULATION OF THE MULTI SOLAR SYSTEM- <text:line-break/>THE HAPPY PLANET INDEX <text:line-break/>THE STOCK MARKET<text:line-break/><text:line-break/>The Mystery is revealed in the first lines of the book. A search for the Benevolent AI. A mystery.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makes war the old way. Shield walls- Stone takes not only the Trader thrush but the vulture. Packs everyone from the farm onboard and takes them to a massive slave market</text:p>
      <text:p text:style-name="Standard"><text:line-break/><text:line-break/>Anne experinces some insane trauma here- the story is told from her eyes She goes from the Farming Slug to the Baba yaga's She is sold from slave market to somewhere horrible maybe a factory farm- where she is bought by the Baba yaga out on a recruiting tour. <text:line-break/><text:line-break/></text:p>
      <text:p text:style-name="Standard"/>
      <text:p text:style-name="Standard">CUT TO ANNE<text:line-break/><text:line-break/>Then we head to the Baba Yaga's We see Anne integrating into the yaga's thing. the yaga makes it clear that she can leave whenever she wants. She just buys people because that's the only way to get them <text:soft-page-break/>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text:line-break/><text:line-break/>Look if you hold moral obligations- far be it from me to try to convince you. The che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Why does this place have to have an uneasy truce with the AI- <text:s/><text:line-break/><text:line-break/>- and watch as she is slowly integrated into the Yaga's system. <text:line-break/><text:line-break/>She overcomes the addiction- and The Baba Yaga to leave and be her own person. She takes the <text:soft-page-break/>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hantonese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hey crash full on into the Imperials which simply cannot handle what they have going on. <text:line-break/><text:line-break/><text:line-break/><text:line-break/>I think the company needs to be a back door into all of this. Not an all out feature. But a a system of organization that seems to be present in everything. Like they way we do things There may be norse but there economic system- their god- is money and the company is that money. We need to see that the company wins no mater what. It shorts Imperials and starts to buy Hantonese. The stocks in the Hantonese go through the roof. Also ships- trading- all kinds of stuff go into full out production. </text:p>
      <text:p text:style-name="Standard"/>
      <text:p text:style-name="Standard">And the misery of the everyday human isn't accounted for. Even though Stone and Silk and Captain Joaquin are “winning” the regular hantonese don't benefit from this. Neither do the imperials or anyone else. Happyness index goes down. <text:line-break/><text:line-break/>New security for the engines. New contracts on brining the sector into security. This is just a new inovation. <text:line-break/><text:line-break/>INTRODUCING THE NARCISISTIC COMPANY MAN THIS IS OUR EYE VIEW INTO THE Company intra area and and everything that makes it tick. At this point we don't know there is an AI- It seems like a whole ecosystem- In the shifting tidal pool of company excess The market- In the heart land of capitalism where Planets are bought and sold. Where engines are produced, ships crafted, and the most monstrous of fortunes created. <text:line-break/><text:line-break/>There are tons of high rollers to meet here. Hantonese that have been coopted. They want trading back <text:soft-page-break/>to normal. <text:line-break/><text:line-break/>The nobility of the norse. <text:line-break/><text:line-break/>The empire and the multi chip people who've served 20x lifetimes of war. <text:line-break/><text:line-break/>The barbast and the multi layer center of all the many religions, cults, anti cults, rebellious groups, satanists, anarchists, etc. The communists, the capitalists, etc. Go to the clearing floors where whole genepools and types are bought and sold, indoctrinated with entire political and religious or not systems and deployed on the myriad systems and etc. of the world. The kid sees all this and cannot belive it. His Dad is in cult. The barbast is shown to be corrupt. But his dad simply won't acknowldge it. <text:line-break/><text:line-break/>The whole thing explodes into a frenzy when the hantonese break the code. And sure it is bad for some stocks- but others go insane. The market as a whole is awesome. And this makes all the news and social media things go wild too. And the company loves that- the attention THE SUPPLY goes through the roof. <text:line-break/><text:line-break/>The son of a heir to the entire engine building fortune. But he has to make it past the start up phase. <text:s/>Which he cannot do. He's too insecure and <text:s/>He's too silver spooned some might say. He says the system is too rigid and he shouldn't have to do the things they require of him. He's entitled. He's delusional. He's a narcsicits confronted with the fact that he isn't special. He sees the reality of things too and he thinks that makes him special. But just because he sees it doesn't mean that he doesn't have needs. <text:line-break/><text:line-break/>He has new inovative ideas for right now. Fuck the 3% increase and the rules and such. He's going to go full bore and shake things up now. Give him the mask. Let him discover that his religion is a lie, that his parents support a child marriage freak that the church is on top of one of the greatest fortunes in the world. And is in violation of the FCC's rulings. That they've been secretive- lying about their fortunes. <text:line-break/><text:line-break/>Married to a dear sweet head of a hospital organization- the leader in health sciences- and surrounded by friends and good oportunities. But the stresses were too high, and the external mask- doesn't match what is inside. He is all bluster etc. when the inside is weak and watery- he could be a good man if he would simply square up to the challenges. Give him a joseph smith in his ears LIKE THE LYMIC SYSTEM AND THE LIZARD BRAIN IN DISCO ELYSIUM- goes into the barbast and discovers a new saint. A cult. An idea. Make it his fault. Likeable but not so likeable. <text:line-break/><text:line-break/>But instead he cheats. He sets up massive drug running operations and uses the proceeds to prop up his failing start up. And he lies- horribly to his father, his mother, the hospital queen. </text:p>
      <text:p text:style-name="Standard"/>
      <text:p text:style-name="Standard">For a while it all goes fantastically. Massive profits. Vacations, charismatic times and vacations. Start Up passes. Friends and he are rich. When the mask is on he is likeable charismatic and awesome, but in the moments the scared child is out, the rage, the sadness, the fear. <text:line-break/><text:line-break/>Make it clear he wants only to party- to take care of his needs. Make him ugly and hateable make her leave because he won't settle down and be normal- make him take the money all the problems that we had. <text:line-break/><text:line-break/>Give him all the money. And give her the real success in life. A happy family, a career. <text:line-break/><text:line-break/>Make his mask shatter- and him shake and beg and want her back- but she won't and he is left with his <text:soft-page-break/>money and pain and an attempt to rebuild. What does he do with it? <text:line-break/><text:line-break/>CUT TO ANNE OF GREEN GABLES- <text:line-break/><text:line-break/>She get's into the rebellion. Tours the systems it holds- Takes a load to the Dutch crater bank and gets weapons. Is involved in several battles. Saves and meets the MEDIC and JOCKO WILNIK,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his is her introduction to the BIG MYSTERY. WHAT IS THIS- She needs to track it down. And everything she has found in the rebelion, and the other areas points her to one spot- ARTHUR.<text:line-break/><text:line-break/>She realizes that you cannot kill your way to victory. Also JOCKO WILINIK Apprears trust worthy and good but he's just using her to get to arthur.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see JOCKO in his MADNESS and There is a huge fight between ARTHUR AND JOCKO. JOCKO's motivation is that he's been driven mad by war and that he wants to earn enough to get out of all this. To never have to pick up a gun again. <text:s/>Use this as a moment to again show what badasses the norse are. Also how brutal. This will set up a point to contrast against when they are self sacrificing and don't choose to let anyone die in the later battles. Need to do more character development with the norse? Maybe Jocko Wilnik is the guy who get's stuck on the war team life boat thing? It isn't about a duty to a group- the whole “race” thing it is more complicated that that. There aren't a unified “Norse” now. They're a racial group but they are split into a hundred different sub groups and this particular group does contracts. And they got a contract to hunt down this engine. It is more compartmentalized. There doesn't have to be a big over arching thing. More like these people are acting in self interest. <text:line-break/><text:line-break/>And the Jocko Wilink guy has realized it. And got the fuck out of it. He knows what real war i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text:soft-page-break/>new ship. He helps people out- some of the scientists- He let's them go into the rebellion and then goes into business for himself. </text:p>
      <text:p text:style-name="Standard"/>
      <text:p text:style-name="Standard">A huge showdown between arthurs biological monstrosities and the JOCKOWILINIK character. <text:line-break/><text:line-break/>This will also be our first exposure to the rebellion- and the imperial corprate enforcers- who kill the majority of the scientists because of their rebellious ideas. <text:line-break/><text:line-break/>Make it clear that the rebellion and the imperials are a cash system. Make fun of it like star wars that it is a never ending war- with the same bad guys brought back up and in resurected that never seems to end. Not like a real war- well it is real. But it is an economic engine not a real battle. These guys wouldn't know what to do with a real battle. <text:line-break/><text:line-break/>CUT TO ARTHUR AND SCIENCE BASE 1 --- I think we need to leave what the fuck happened to Arthur a mystery until later. I moved the above arthur scene and think we should combine them with the other.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text:line-break/><text:line-break/>JOCKO WILNIK and the rest leave having gotten their contract and the proof to show for it. This shows how god damned brutal Jocko Can be and hopefully gives him a place to come back from. <text:line-break/><text:line-break/>COME BACK TO THE BARBAST AND THE ENGINES INCORPORATED. <text:line-break/><text:line-break/> And uses it as a central location to really crank up the drug production and distribution. He finds tons of willing customers in the norse, the hantonses, the high rollers of the upper classes, the rebellion.<text:line-break/><text:line-break/>The hospital queen is horrified when she finally finds out. She leaves him- goes on to be head of the unit that rehabs and fixes much of the horrible work he has done. And her company compassion inc is collosal when they discover a forge drug for rehabing the norse. She remarries and is happy and successful. He has to go into exile, his house dishonored, the engine foundary almost bankrupted, his father takes back over and restructures things and makes mad profits on the coming war efforts. </text:p>
      <text:p text:style-name="Standard"><text:soft-page-break/></text:p>
      <text:p text:style-name="Standard"/>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rebelion <text:s/>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engines and slaves because of it. <text:line-break/></text:p>
      <text:p text:style-name="Standard">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text:soft-page-break/>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that they will win- the moral rot will bring them back into the sway of things. Stone does not listen. Thinks he can get the yassa to stick. He's doomed them to company servatude again. That's what they don't understand- That their success will be their undoing. That second and third generations of them will be corrupted by the power and the money and be right back in the sway of the corporations. <text:line-break/><text:line-break/>They company fucking loves this- The stocks are through the roof. The Amount of social media persences and SUPPLY is crazy- there are movies made and ideas and the whole thing. <text:line-break/><text:line-break/><text:line-break/> make a system wide push to attack and are met by what they believe to be the norse but are really dressed up empire troops. - Which they are handingling nicely. Stone- silk mantis all pushing forward and getting absolutly way more than they are giving. Taking shit by a mile. AI was sily to be worried. <text:s/>This is the second defeat of these idiots. They have no reason to be worried. Not able to take any captives though. Someone should complain about how there have been no slaves. Little hint why are they all just blowing up?<text:line-break/><text:line-break/>In this warfare the ships are not distroyed. They are taken over as prizes and recycled like ancient warships. <text:line-break/><text:line-break/>And then the norse are camoflauged by a science secret cloaking device, the empire troops were just bait- <text:s/>and once the Hantonese are spread out and hunting down the last of the empire troops the Norse spring a trap on them from the sides of a planet they are hanign out on the other side of. It is a flanking <text:soft-page-break/>manouver and it takes them completely by suprize. The Battleship after battle ship are completely distroyed. Boarding parties. Massive casualities on all sides but the Hantonese get the worst of it. The Norse have kicked their drug problems and are back into the full swing. Plus they have the main section of the corporation behind them <text:line-break/><text:line-break/>We see JOCKOWILINIK Here again. The scene ends with a hundred worlds in fire- The hantonese have to retreat and they remain in control of a big swath of the sector. He and stone fight. He kills stone. Brings back his head. <text:line-break/><text:line-break/>The hantonses that remain have to scramble out of the systems. Move somewhere more rad. Silk and Mantis are leading it now. They take their people and go. <text:line-break/><text:line-break/>This is the last big set battle. We wont have really another battle but instead a slow steady build up of the secret ai stuff. We need to show in detail how peoples lives have changed. The change being how integrated or not they are into the system. And once the benevolent ai comes along how it may be used to help us and what that help looks like. <text:line-break/><text:line-break/>CUT TO THE NARCISIST <text:line-break/><text:line-break/>In the wake of all the destruction there have been Billions of slaves, refugues, and worlds wiped clean. He starts a company rehabing and fixing all the planets. Buying slaves 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line-break/>He falls face first back into drugs, ends up at the baba yagas for a while- traveling from planet to planet with a big old party barge- <text:line-break/><text:line-break/>And get's offered another company issue. Get the hantonese to sell out. Corrupt their people with stocks, money land. <text:s/>The idea being that the empire would be won with the sword and governed with one. <text:line-break/><text:line-break/>What are we learning with the narcisist? That this thing is persistent. And despite his regret, efforts to change, that he is going to just fall right back into the same old problems. He just leaned to wear the mask better. <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of that shit- and they build a tiny little utopia. The plan is to get this thing a critical mass before the company can stamp it out. Anne realizes they could use the Baba Yaga's network of communications and such to make it happen. </text:p>
      <text:p text:style-name="Standard"/>
      <text:p text:style-name="Standard">They build a single place- a little habitat that can stealth around. And the stealth is super key- They have to stay hiding in plain sight until they have enough critical mass to make the big change. Hiding growing. It all seems sketchy to Because they are gearing up for War. And Anne doesn't like when systems like this make war. The AI explains to her that in order to survice there will have to be some conflict. Our numbers are too few and the AI's hold on everything too absolute. It would stamp us from existence given the chance. ANNE ASKS- why can't we just leave. Go somewhere else. We have <text:soft-page-break/>enough people. The universe is an incredibly large system- Take what we have and make our own world. </text:p>
      <text:p text:style-name="Standard"/>
      <text:p text:style-name="Standard">You forget how long this has been happening. <text:s/>They hold all the resources. All the people. All the star systems for a hundred light years are being eatten up. Even if we could get out. They've been spreading outward and we'd have no way to catch up. So we must fight for room enough to make our changes. We will attempt to keep as many alive as possible- but there will be significant losses. On all sides. <text:line-break/><text:line-break/>But after this war- there will be no other wars. New ideas- new ways of doing and being. And integration and full manifestation of their best selves for everyone. </text:p>
      <text:p text:style-name="Standard"/>
      <text:p text:style-name="Standard">Why cant the benevolent AI do all the badass things? At this point she needs more energy. To complete </text:p>
      <text:p text:style-name="Standard"/>
      <text:p text:style-name="Standard">Anne weeps at this. Mourns that things were so fucked up. And from there knows where they need to go. If we are going to win a war- I know where we need to go. </text:p>
      <text:p text:style-name="Standard"/>
      <text:p text:style-name="Standard">The rest of the novel is getting characters steath missioned from the clutches of the company- then one big campaign of murder and destruction. </text:p>
      <text:p text:style-name="Standard"/>
      <text:p text:style-name="Standard">Let the Corporate AI say this- “Your attempt to change everything what has it wrought? War. More and more war. What is to say that she is not my final manifestation of the circles of war. And yet look at what has happened. ”<text:line-break/><text:line-break/>Ok at this point it seems like the Hantonese and the corperate fusion are mobilizing for complete and total war. The rest of the novel will be a great big campaign of battles and planets. <text:line-break/><text:line-break/><text:line-break/>PICK UP HERE BLAKE. </text:p>
      <text:p text:style-name="Standard"/>
      <text:p text:style-name="Standard"/>
      <text:p text:style-name="Standard">CUT TO THE NARCISIST </text:p>
      <text:p text:style-name="Standard">The markets are rallying into insanity. At this point he's comfortable with who and what he is. And there are enormous <text:line-break/> <text:s text:c="7"/><text:line-break/><text:line-break/>CUT TO <text:s/>JOCKO WILINIK CHARACTER- </text:p>
      <text:p text:style-name="Standard"/>
      <text:p text:style-name="Standard">The mobilization of the total </text:p>
      <text:p text:style-name="Standard"/>
      <text:p text:style-name="Standard">HE realizes that it is all war- that it is just concentric circles of war. <text:s/>There is no winning and there are no sides. <text:s/><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3-19T14:14:08.26</dc:date>
    <dc:creator>Blake Stanger</dc:creator>
    <meta:editing-duration>PT14H59M27S</meta:editing-duration>
    <meta:editing-cycles>55</meta:editing-cycles>
    <meta:document-statistic meta:table-count="0" meta:image-count="1" meta:object-count="0" meta:page-count="15" meta:paragraph-count="35" meta:word-count="7321" meta:character-count="40580"/>
  </office:meta>
</office:document-meta>
</file>